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c4cb2" officeooo:paragraph-rsid="001c4cb2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c659c" officeooo:paragraph-rsid="001c659c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dd366" officeooo:paragraph-rsid="001dd366" style:font-size-asian="12pt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normal" officeooo:paragraph-rsid="00165363" style:font-size-asian="12pt" style:font-weight-asian="normal" style:font-name-complex="Helvetica" style:font-weight-complex="normal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normal" officeooo:rsid="001240e0" officeooo:paragraph-rsid="000c4175" style:font-size-asian="12pt" style:font-weight-asian="normal" style:font-name-complex="Helvetica" style:font-weight-complex="normal"/>
    </style:style>
    <style:style style:name="P17" style:family="paragraph" style:parent-style-name="Standard">
      <style:paragraph-properties style:snap-to-layout-grid="false"/>
      <style:text-properties style:font-name="Helvetica" style:font-name-complex="Helvetica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officeooo:rsid="001c4cb2" officeooo:paragraph-rsid="001c4cb2" style:font-name-complex="Helvetica"/>
    </style:style>
    <style:style style:name="P19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0" style:family="paragraph" style:parent-style-name="Heading_20_3">
      <style:paragraph-properties style:snap-to-layout-grid="false"/>
      <style:text-properties fo:font-weight="bold" style:font-weight-asian="bold"/>
    </style:style>
    <style:style style:name="P21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22" style:family="paragraph" style:parent-style-name="Heading_20_4">
      <style:text-properties style:font-name="Helvetica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fo:font-size="12pt" fo:font-weight="normal" officeooo:rsid="00189778" style:font-size-asian="12pt" style:font-weight-asian="normal" style:font-name-complex="Helvetica" style:font-weight-complex="normal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e7eab" officeooo:paragraph-rsid="001e7eab" style:font-size-asian="12pt" style:font-name-complex="Helvetica"/>
    </style:style>
    <style:style style:name="P25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6" style:family="paragraph" style:parent-style-name="Heading_20_1">
      <style:text-properties fo:font-weight="bold" style:font-weight-asian="bold"/>
    </style:style>
    <style:style style:name="P27" style:family="paragraph" style:parent-style-name="Heading_20_1">
      <style:paragraph-properties style:snap-to-layout-grid="false"/>
      <style:text-properties fo:font-weight="bold" style:font-weight-asian="bold"/>
    </style:style>
    <style:style style:name="P28" style:family="paragraph" style:parent-style-name="Heading_20_1">
      <style:text-properties style:font-name="Helvetica" style:font-name-complex="Helvetica"/>
    </style:style>
    <style:style style:name="T1" style:family="text">
      <style:text-properties officeooo:rsid="0016be67"/>
    </style:style>
    <style:style style:name="T2" style:family="text">
      <style:text-properties officeooo:rsid="001c659c"/>
    </style:style>
    <style:style style:name="T3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5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9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7" text:outline-level="1"/>
          </table:table-cell>
          <table:table-cell table:style-name="Table1.A2" table:number-columns-spanned="2" office:value-type="string">
            <text:h text:style-name="P20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6" text:outline-level="1">Project</text:h>
          </table:table-cell>
          <table:table-cell table:style-name="Table1.A3" table:number-columns-spanned="3" office:value-type="string">
            <text:h text:style-name="P21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2">6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17.11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5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2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8" text:outline-level="1">Monday</text:h>
          </table:table-cell>
          <table:table-cell table:style-name="Table4.A2" office:value-type="string">
            <text:p text:style-name="P14">6</text:p>
          </table:table-cell>
          <table:table-cell table:style-name="Table4.A2" office:value-type="string">
            <text:p text:style-name="P13">Meeting with the team</text:p>
            <text:p text:style-name="P13">Set up the environment</text:p>
            <text:p text:style-name="P13">translation the new part of the formulas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3">4</text:p>
          </table:table-cell>
          <table:table-cell table:style-name="Table4.A2" office:value-type="string">
            <text:p text:style-name="P13">Meeting the customers</text:p>
            <text:p text:style-name="P13">Meeting the team</text:p>
            <text:p text:style-name="P13">Explain to the team the meeting with the customers</text:p>
            <text:p text:style-name="P13">set up the environment and help to make git work 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4">3</text:p>
          </table:table-cell>
          <table:table-cell table:style-name="Table4.A2" office:value-type="string">
            <text:p text:style-name="P13">Meeting with supervisors</text:p>
            <text:p text:style-name="P13">set up the environment and help to make git work </text:p>
            <text:p text:style-name="P13">work on the design of math engine and formulas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24">12</text:p>
          </table:table-cell>
          <table:table-cell table:style-name="Table4.A2" office:value-type="string">
            <text:p text:style-name="P13">Start to work and develop the math engine and calculation package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1"/>
          </table:table-cell>
          <table:table-cell table:style-name="Table4.A10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18"/>
          </table:table-cell>
          <table:table-cell table:style-name="Table4.A11" office:value-type="string">
            <text:p text:style-name="P17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5T01:04:42.212000000</dc:date>
    <meta:print-date>1998-10-09T11:53:00</meta:print-date>
    <meta:editing-cycles>27</meta:editing-cycles>
    <meta:editing-duration>PT1H40M22S</meta:editing-duration>
    <meta:generator>LibreOffice/4.1.2.3$Windows_x86 LibreOffice_project/40b2d7fde7e8d2d7bc5a449dc65df4d08a7dd38</meta:generator>
    <meta:document-statistic meta:table-count="4" meta:image-count="3" meta:object-count="0" meta:page-count="2" meta:paragraph-count="40" meta:word-count="113" meta:character-count="642" meta:non-whitespace-character-count="566"/>
  </office:meta>
</office:document-meta>
</file>